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1" officeooo:paragraph-rsid="04996f3c" style:font-name-complex="David CLM1"/>
    </style:style>
    <style:style style:name="P4" style:family="paragraph" style:parent-style-name="Standard">
      <style:paragraph-properties fo:line-height="100%" fo:text-align="end" style:justify-single-word="false" style:writing-mode="rl-tb"/>
      <style:text-properties style:font-name="David CLM1" officeooo:paragraph-rsid="049aea3d" style:font-name-complex="David CLM1"/>
    </style:style>
    <style:style style:name="P5" style:family="paragraph" style:parent-style-name="Standard">
      <style:paragraph-properties fo:line-height="100%" fo:text-align="end" style:justify-single-word="false" style:writing-mode="rl-tb"/>
      <style:text-properties style:use-window-font-color="true" style:font-name="David CLM1" fo:font-size="12pt" fo:font-weight="normal" officeooo:rsid="049aea3d" officeooo:paragraph-rsid="049aea3d" style:font-size-asian="12pt" style:font-weight-asian="normal" style:font-name-complex="David CLM1" style:font-size-complex="12pt"/>
    </style:style>
    <style:style style:name="P6" style:family="paragraph" style:parent-style-name="Standard">
      <style:paragraph-properties fo:line-height="100%" fo:text-align="end" style:justify-single-word="false" style:writing-mode="rl-tb"/>
      <style:text-properties style:use-window-font-color="true" style:font-name="David CLM1" fo:font-size="12pt" fo:font-weight="normal" officeooo:rsid="04929a27" officeooo:paragraph-rsid="04929a27" style:font-size-asian="12pt" style:font-weight-asian="normal" style:font-name-complex="David CLM1" style:font-size-complex="12pt"/>
    </style:style>
    <style:style style:name="P7" style:family="paragraph" style:parent-style-name="Standard">
      <style:paragraph-properties fo:line-height="100%" fo:text-align="end" style:justify-single-word="false" style:writing-mode="rl-tb"/>
      <style:text-properties style:use-window-font-color="true" style:font-name="David CLM1" fo:font-size="12pt" fo:font-weight="normal" officeooo:rsid="04a5d57e" officeooo:paragraph-rsid="04a5d57e" style:font-size-asian="12pt" style:font-weight-asian="normal" style:font-name-complex="David CLM1" style:font-size-complex="12pt"/>
    </style:style>
    <style:style style:name="P8" style:family="paragraph" style:parent-style-name="Standard">
      <style:paragraph-properties fo:line-height="100%" fo:text-align="end" style:justify-single-word="false" style:writing-mode="rl-tb"/>
      <style:text-properties style:use-window-font-color="true" style:font-name="David CLM1" fo:font-size="12pt" fo:font-weight="normal" officeooo:rsid="04a78362" officeooo:paragraph-rsid="04a78362" style:font-size-asian="12pt" style:font-weight-asian="normal" style:font-name-complex="David CLM1" style:font-size-complex="12pt"/>
    </style:style>
    <style:style style:name="P9" style:family="paragraph" style:parent-style-name="Standard">
      <style:paragraph-properties fo:line-height="100%" fo:text-align="end" style:justify-single-word="false" style:writing-mode="rl-tb"/>
      <style:text-properties style:use-window-font-color="true" style:font-name="David CLM1" fo:font-size="12pt" fo:font-weight="normal" officeooo:rsid="0507340b" officeooo:paragraph-rsid="0507340b" style:font-size-asian="12pt" style:font-weight-asian="normal" style:font-name-complex="David CLM1" style:font-size-complex="12pt"/>
    </style:style>
    <style:style style:name="P10" style:family="paragraph" style:parent-style-name="Heading_20_2">
      <style:paragraph-properties fo:line-height="100%"/>
      <style:text-properties style:font-name="David CLM1" style:font-name-complex="David CLM1"/>
    </style:style>
    <style:style style:name="P11" style:family="paragraph" style:parent-style-name="Heading_20_2">
      <style:paragraph-properties fo:line-height="100%"/>
      <style:text-properties style:font-name="David CLM1" officeooo:rsid="069c3f25" style:font-name-complex="David CLM1"/>
    </style:style>
    <style:style style:name="P12"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4d7c5b5" style:font-name-complex="David CLM1"/>
    </style:style>
    <style:style style:name="P13"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466f39f" officeooo:paragraph-rsid="06aa9798" style:font-name-complex="David CLM1"/>
    </style:style>
    <style:style style:name="P14" style:family="paragraph" style:parent-style-name="Text_20_body">
      <style:paragraph-properties fo:margin-top="0.1965in" fo:margin-bottom="0in" loext:contextual-spacing="false" fo:line-height="100%" fo:text-align="end" style:justify-single-word="false" style:writing-mode="rl-tb"/>
      <style:text-properties style:font-name="David CLM1" officeooo:paragraph-rsid="05a0b686" style:font-name-complex="David CLM1"/>
    </style:style>
    <style:style style:name="P15" style:family="paragraph" style:parent-style-name="Text_20_body">
      <style:paragraph-properties fo:margin-top="0.1965in" fo:margin-bottom="0in" loext:contextual-spacing="false" fo:line-height="100%" fo:text-align="end" style:justify-single-word="false" style:writing-mode="rl-tb"/>
      <style:text-properties style:font-name="David CLM1" officeooo:rsid="06ac3fdf" officeooo:paragraph-rsid="06c24cc4" style:font-name-complex="David CLM1"/>
    </style:style>
    <style:style style:name="P16" style:family="paragraph" style:parent-style-name="Text_20_body">
      <style:paragraph-properties fo:line-height="100%"/>
      <style:text-properties style:font-name="David CLM1" officeooo:rsid="02d00e5f" officeooo:paragraph-rsid="032aa1da" style:font-name-complex="David CLM1"/>
    </style:style>
    <style:style style:name="P17" style:family="paragraph" style:parent-style-name="Text_20_body">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1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bd57c5" officeooo:paragraph-rsid="0695e027" style:font-size-asian="12pt" style:font-name-complex="David CLM1" style:font-size-complex="12pt"/>
    </style:style>
    <style:style style:name="P19"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12115" officeooo:paragraph-rsid="0695e027" style:font-size-asian="12pt" style:font-name-complex="David CLM1" style:font-size-complex="12pt"/>
    </style:style>
    <style:style style:name="P20"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6caf7ac" style:font-size-asian="12pt" style:font-name-complex="David CLM1" style:font-size-complex="12pt"/>
    </style:style>
    <style:style style:name="P21"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officeooo:rsid="04c2162b" officeooo:paragraph-rsid="06d5b661" style:font-size-asian="12pt" style:font-name-complex="David CLM1" style:font-size-complex="12pt"/>
    </style:style>
    <style:style style:name="P22"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d5a094" officeooo:paragraph-rsid="04d5a094" style:font-size-asian="12pt" style:font-weight-asian="normal" style:font-name-complex="David CLM1" style:font-size-complex="12pt"/>
    </style:style>
    <style:style style:name="P23"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b10495" officeooo:paragraph-rsid="04ba194c" style:font-size-asian="12pt" style:font-weight-asian="normal" style:font-name-complex="David CLM1" style:font-size-complex="12pt"/>
    </style:style>
    <style:style style:name="P24"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officeooo:rsid="069396f5" officeooo:paragraph-rsid="06c778e8" style:font-size-asian="12pt" style:font-name-complex="David CLM1" style:font-size-complex="12pt"/>
    </style:style>
    <style:style style:name="P25"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officeooo:rsid="0695e027" officeooo:paragraph-rsid="06c86ceb" style:font-size-asian="12pt" style:font-name-complex="David CLM1" style:font-size-complex="12pt"/>
    </style:style>
    <style:style style:name="P26"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fo:font-size="12pt" officeooo:paragraph-rsid="06c9fece" style:font-size-asian="12pt" style:font-size-complex="12pt"/>
    </style:style>
    <style:style style:name="P27" style:family="paragraph" style:parent-style-name="Standard">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6d4a8e5" officeooo:paragraph-rsid="06d4a8e5" style:font-size-asian="12pt" style:font-weight-asian="normal" style:font-name-complex="David CLM1" style:font-size-complex="12pt"/>
    </style:style>
    <style:style style:name="P2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style:font-size-asian="12pt" style:font-size-complex="12pt"/>
    </style:style>
    <style:style style:name="P2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ce25df" style:font-size-asian="12pt" style:font-size-complex="12pt"/>
    </style:style>
    <style:style style:name="P3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1a68e" style:font-size-asian="12pt" style:font-size-complex="12pt"/>
    </style:style>
    <style:style style:name="P3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1b59c" style:font-size-asian="12pt" style:font-size-complex="12pt"/>
    </style:style>
    <style:style style:name="P3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paragraph-rsid="06d29014" style:font-size-asian="12pt" style:font-size-complex="12pt"/>
    </style:style>
    <style:style style:name="P3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fo:font-size="12pt" officeooo:rsid="06d29014" officeooo:paragraph-rsid="06d29014" style:font-size-asian="12pt" style:font-size-complex="12pt"/>
    </style:style>
    <style:style style:name="P34" style:family="paragraph" style:parent-style-name="Default" style:list-style-name="L2">
      <style:paragraph-properties fo:margin-top="0in" fo:margin-bottom="0in" loext:contextual-spacing="false" fo:line-height="100%" fo:text-align="end" style:justify-single-word="false" style:writing-mode="rl-tb"/>
      <style:text-properties style:font-name="David CLM1" officeooo:paragraph-rsid="06b84df3" style:font-name-complex="David CLM1"/>
    </style:style>
    <style:style style:name="P35" style:family="paragraph" style:parent-style-name="Default" style:list-style-name="L2">
      <style:paragraph-properties fo:margin-top="0in" fo:margin-bottom="0in" loext:contextual-spacing="false" fo:line-height="100%" fo:text-align="end" style:justify-single-word="false" style:writing-mode="rl-tb"/>
      <style:text-properties officeooo:paragraph-rsid="06d8c079"/>
    </style:style>
    <style:style style:name="P36" style:family="paragraph" style:parent-style-name="Default" style:list-style-name="L3">
      <style:paragraph-properties style:line-height-at-least="0.139in" fo:text-align="end" style:justify-single-word="false" style:writing-mode="rl-tb"/>
    </style:style>
    <style:style style:name="P37" style:family="paragraph" style:parent-style-name="Default">
      <style:paragraph-properties fo:margin-left="0in" fo:margin-right="0in" fo:margin-top="0in" fo:margin-bottom="0in" loext:contextual-spacing="false" fo:line-height="100%" fo:text-align="end" style:justify-single-word="false" fo:text-indent="0in" style:auto-text-indent="false" fo:padding-left="0in" fo:padding-right="0in" fo:padding-top="0in" fo:padding-bottom="0.0291in" fo:border-left="none" fo:border-right="none" fo:border-top="none" fo:border-bottom="0.06pt solid #000000" style:writing-mode="rl-tb" style:join-border="false"/>
      <style:text-properties style:use-window-font-color="true" style:font-name="David CLM1" fo:font-size="12pt" fo:font-weight="normal" officeooo:rsid="04c2162b" officeooo:paragraph-rsid="06caf7ac" style:font-size-asian="12pt" style:font-weight-asian="normal" style:font-name-complex="David CLM1" style:font-size-complex="12pt"/>
    </style:style>
    <style:style style:name="P3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c2162b" officeooo:paragraph-rsid="06d5b661" style:font-size-asian="12pt" style:font-weight-asian="normal" style:font-name-complex="David CLM1" style:font-size-complex="12pt"/>
    </style:style>
    <style:style style:name="P39"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1" fo:font-size="12pt" fo:font-weight="normal" officeooo:rsid="04d3f75f" officeooo:paragraph-rsid="06caf7ac" style:font-size-asian="12pt" style:font-weight-asian="normal" style:font-name-complex="David CLM1" style:font-size-complex="12pt"/>
    </style:style>
    <style:style style:name="P40" style:family="paragraph" style:parent-style-name="Heading_20_1">
      <style:paragraph-properties fo:margin-top="0.1965in" fo:margin-bottom="0in" loext:contextual-spacing="false" fo:line-height="100%" fo:text-align="end" style:justify-single-word="false" style:writing-mode="rl-tb"/>
      <style:text-properties style:font-name="David CLM1" officeooo:rsid="06ba2930" officeooo:paragraph-rsid="06ba2930" style:font-name-complex="David CLM1"/>
    </style:style>
    <style:style style:name="P41"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9b582" style:font-name-complex="David CLM1"/>
    </style:style>
    <style:style style:name="P42"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1" officeooo:paragraph-rsid="04fa7ba5" style:font-name-complex="David CLM1"/>
    </style:style>
    <style:style style:name="P43" style:family="paragraph" style:parent-style-name="Text_20_body" style:list-style-name="L4">
      <style:paragraph-properties fo:line-height="100%" fo:text-align="start" style:justify-single-word="false" style:writing-mode="lr-tb"/>
      <style:text-properties style:font-name="David CLM1" officeooo:rsid="04636a87" officeooo:paragraph-rsid="04636a87" style:font-name-complex="David CLM1"/>
    </style:style>
    <style:style style:name="T1" style:family="text">
      <style:text-properties officeooo:rsid="046930d4"/>
    </style:style>
    <style:style style:name="T2" style:family="text">
      <style:text-properties style:use-window-font-color="true" fo:font-size="12pt" style:font-size-asian="12pt" style:font-size-complex="12pt"/>
    </style:style>
    <style:style style:name="T3" style:family="text">
      <style:text-properties style:use-window-font-color="true" fo:font-size="12pt" officeooo:rsid="04739ef1" style:font-size-asian="12pt" style:font-size-complex="12pt"/>
    </style:style>
    <style:style style:name="T4" style:family="text">
      <style:text-properties style:use-window-font-color="true" fo:font-size="12pt" officeooo:rsid="04741233" style:font-size-asian="12pt" style:font-size-complex="12pt"/>
    </style:style>
    <style:style style:name="T5" style:family="text">
      <style:text-properties style:use-window-font-color="true" fo:font-size="12pt" officeooo:rsid="0475e079" style:font-size-asian="12pt" style:font-size-complex="12pt"/>
    </style:style>
    <style:style style:name="T6" style:family="text">
      <style:text-properties style:use-window-font-color="true" fo:font-size="12pt" officeooo:rsid="04788eb2" style:font-size-asian="12pt" style:font-size-complex="12pt"/>
    </style:style>
    <style:style style:name="T7" style:family="text">
      <style:text-properties style:use-window-font-color="true" fo:font-size="12pt" officeooo:rsid="04878633" style:font-size-asian="12pt" style:font-size-complex="12pt"/>
    </style:style>
    <style:style style:name="T8" style:family="text">
      <style:text-properties style:use-window-font-color="true" fo:font-size="12pt" officeooo:rsid="04885a14" style:font-size-asian="12pt" style:font-size-complex="12pt"/>
    </style:style>
    <style:style style:name="T9" style:family="text">
      <style:text-properties style:use-window-font-color="true" fo:font-size="12pt" officeooo:rsid="04896e6d" style:font-size-asian="12pt" style:font-size-complex="12pt"/>
    </style:style>
    <style:style style:name="T10" style:family="text">
      <style:text-properties style:use-window-font-color="true" fo:font-size="12pt" officeooo:rsid="048de806" style:font-size-asian="12pt" style:font-size-complex="12pt"/>
    </style:style>
    <style:style style:name="T11" style:family="text">
      <style:text-properties style:use-window-font-color="true" fo:font-size="12pt" officeooo:rsid="05a0b686" style:font-size-asian="12pt" style:font-size-complex="12pt"/>
    </style:style>
    <style:style style:name="T12" style:family="text">
      <style:text-properties style:use-window-font-color="true" fo:font-size="12pt" officeooo:rsid="06aa9798" style:font-size-asian="12pt" style:font-size-complex="12pt"/>
    </style:style>
    <style:style style:name="T13" style:family="text">
      <style:text-properties style:use-window-font-color="true" fo:font-size="12pt" officeooo:rsid="06bec578" style:font-size-asian="12pt" style:font-size-complex="12pt"/>
    </style:style>
    <style:style style:name="T14" style:family="text">
      <style:text-properties style:use-window-font-color="true" fo:font-size="12pt" officeooo:rsid="06c057fc" style:font-size-asian="12pt" style:font-size-complex="12pt"/>
    </style:style>
    <style:style style:name="T15" style:family="text">
      <style:text-properties style:use-window-font-color="true" fo:font-size="12pt" officeooo:rsid="06c24cc4" style:font-size-asian="12pt" style:font-size-complex="12pt"/>
    </style:style>
    <style:style style:name="T16"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7"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18" style:family="text">
      <style:text-properties style:use-window-font-color="true" fo:font-size="12pt" fo:font-style="italic" fo:font-weight="normal" officeooo:rsid="04fa7ba5" style:font-size-asian="12pt" style:font-style-asian="italic" style:font-weight-asian="normal" style:font-size-complex="12pt" style:font-style-complex="italic" style:font-weight-complex="normal"/>
    </style:style>
    <style:style style:name="T19" style:family="text">
      <style:text-properties style:use-window-font-color="true" fo:font-size="12pt" fo:font-weight="bold" officeooo:rsid="04739ef1" style:font-size-asian="12pt" style:font-weight-asian="bold" style:font-size-complex="12pt" style:font-weight-complex="bold"/>
    </style:style>
    <style:style style:name="T20" style:family="text">
      <style:text-properties style:use-window-font-color="true" fo:font-size="12pt" fo:font-weight="bold" officeooo:rsid="04896e6d" style:font-size-asian="12pt" style:font-weight-asian="bold" style:font-size-complex="12pt" style:font-weight-complex="bold"/>
    </style:style>
    <style:style style:name="T21" style:family="text">
      <style:text-properties style:use-window-font-color="true" fo:font-size="12pt" fo:font-weight="bold" officeooo:rsid="048de806" style:font-size-asian="12pt" style:font-weight-asian="bold" style:font-size-complex="12pt" style:font-weight-complex="bold"/>
    </style:style>
    <style:style style:name="T22" style:family="text">
      <style:text-properties style:use-window-font-color="true" fo:font-size="12pt" fo:font-weight="bold" officeooo:rsid="06c057fc" style:font-size-asian="12pt" style:font-weight-asian="bold" style:font-size-complex="12pt" style:font-weight-complex="bold"/>
    </style:style>
    <style:style style:name="T23" style:family="text">
      <style:text-properties style:use-window-font-color="true" fo:font-size="12pt" fo:font-weight="normal" style:font-size-asian="12pt" style:font-weight-asian="normal" style:font-size-complex="12pt"/>
    </style:style>
    <style:style style:name="T24" style:family="text">
      <style:text-properties style:use-window-font-color="true" fo:font-size="12pt" fo:font-weight="normal" officeooo:rsid="047f464b" style:font-size-asian="12pt" style:font-weight-asian="normal" style:font-size-complex="12pt"/>
    </style:style>
    <style:style style:name="T25" style:family="text">
      <style:text-properties style:use-window-font-color="true" fo:font-size="12pt" fo:font-weight="normal" officeooo:rsid="04803052" style:font-size-asian="12pt" style:font-weight-asian="normal" style:font-size-complex="12pt"/>
    </style:style>
    <style:style style:name="T26" style:family="text">
      <style:text-properties style:use-window-font-color="true" fo:font-size="12pt" fo:font-weight="normal" officeooo:rsid="0480a0b0" style:font-size-asian="12pt" style:font-weight-asian="normal" style:font-size-complex="12pt"/>
    </style:style>
    <style:style style:name="T27" style:family="text">
      <style:text-properties style:use-window-font-color="true" fo:font-size="12pt" fo:font-weight="normal" officeooo:rsid="04896e6d" style:font-size-asian="12pt" style:font-weight-asian="normal" style:font-size-complex="12pt" style:font-weight-complex="normal"/>
    </style:style>
    <style:style style:name="T28" style:family="text">
      <style:text-properties style:use-window-font-color="true" fo:font-size="12pt" fo:font-weight="normal" officeooo:rsid="048de806" style:font-size-asian="12pt" style:font-weight-asian="normal" style:font-size-complex="12pt" style:font-weight-complex="normal"/>
    </style:style>
    <style:style style:name="T29" style:family="text">
      <style:text-properties style:use-window-font-color="true" fo:font-size="12pt" fo:font-weight="normal" officeooo:rsid="0497c241" style:font-size-asian="12pt" style:font-weight-asian="normal" style:font-size-complex="12pt" style:font-weight-complex="normal"/>
    </style:style>
    <style:style style:name="T30" style:family="text">
      <style:text-properties style:use-window-font-color="true" fo:font-size="12pt" fo:font-weight="normal" officeooo:rsid="048e427e" style:font-size-asian="12pt" style:font-weight-asian="normal" style:font-size-complex="12pt" style:font-weight-complex="normal"/>
    </style:style>
    <style:style style:name="T31" style:family="text">
      <style:text-properties style:use-window-font-color="true" fo:font-size="12pt" fo:font-weight="normal" officeooo:rsid="0592ca83" style:font-size-asian="12pt" style:font-weight-asian="normal" style:font-size-complex="12pt" style:font-weight-complex="normal"/>
    </style:style>
    <style:style style:name="T32" style:family="text">
      <style:text-properties style:use-window-font-color="true" fo:font-size="12pt" fo:font-weight="normal" officeooo:rsid="04f9b582" style:font-size-asian="12pt" style:font-weight-asian="normal" style:font-size-complex="12pt" style:font-weight-complex="normal"/>
    </style:style>
    <style:style style:name="T33" style:family="text">
      <style:text-properties style:use-window-font-color="true" fo:font-size="12pt" fo:font-weight="normal" officeooo:rsid="04fa7ba5" style:font-size-asian="12pt" style:font-weight-asian="normal" style:font-size-complex="12pt" style:font-weight-complex="normal"/>
    </style:style>
    <style:style style:name="T34" style:family="text">
      <style:text-properties style:use-window-font-color="true" fo:font-size="12pt" fo:font-weight="normal" officeooo:rsid="049003e2" style:font-size-asian="12pt" style:font-weight-asian="normal" style:font-size-complex="12pt"/>
    </style:style>
    <style:style style:name="T35" style:family="text">
      <style:text-properties style:use-window-font-color="true" fo:font-size="12pt" fo:font-weight="normal" officeooo:rsid="0491042b" style:font-size-asian="12pt" style:font-weight-asian="normal" style:font-size-complex="12pt"/>
    </style:style>
    <style:style style:name="T36" style:family="text">
      <style:text-properties style:use-window-font-color="true" fo:font-size="12pt" fo:font-weight="normal" officeooo:rsid="0491348b" style:font-size-asian="12pt" style:font-weight-asian="normal" style:font-size-complex="12pt"/>
    </style:style>
    <style:style style:name="T37" style:family="text">
      <style:text-properties style:use-window-font-color="true" fo:font-size="12pt" fo:font-weight="normal" officeooo:rsid="04929a27" style:font-size-asian="12pt" style:font-weight-asian="normal" style:font-size-complex="12pt"/>
    </style:style>
    <style:style style:name="T38" style:family="text">
      <style:text-properties style:use-window-font-color="true" fo:font-size="12pt" fo:font-weight="normal" officeooo:rsid="04836e86" style:font-size-asian="12pt" style:font-weight-asian="normal" style:font-size-complex="12pt"/>
    </style:style>
    <style:style style:name="T39" style:family="text">
      <style:text-properties style:use-window-font-color="true" fo:font-size="12pt" fo:font-weight="normal" officeooo:rsid="04971770" style:font-size-asian="12pt" style:font-weight-asian="normal" style:font-size-complex="12pt"/>
    </style:style>
    <style:style style:name="T40" style:family="text">
      <style:text-properties style:use-window-font-color="true" fo:font-size="12pt" fo:font-weight="normal" officeooo:rsid="0498cae6" style:font-size-asian="12pt" style:font-weight-asian="normal" style:font-size-complex="12pt"/>
    </style:style>
    <style:style style:name="T41" style:family="text">
      <style:text-properties style:use-window-font-color="true" fo:font-size="12pt" fo:font-weight="normal" officeooo:rsid="04996f3c" style:font-size-asian="12pt" style:font-weight-asian="normal" style:font-size-complex="12pt"/>
    </style:style>
    <style:style style:name="T42" style:family="text">
      <style:text-properties style:use-window-font-color="true" fo:font-size="12pt" fo:font-weight="normal" officeooo:rsid="049aea3d" style:font-size-asian="12pt" style:font-weight-asian="normal" style:font-size-complex="12pt"/>
    </style:style>
    <style:style style:name="T43" style:family="text">
      <style:text-properties style:use-window-font-color="true" fo:font-size="12pt" fo:font-weight="normal" officeooo:rsid="049e6314" style:font-size-asian="12pt" style:font-weight-asian="normal" style:font-size-complex="12pt"/>
    </style:style>
    <style:style style:name="T44" style:family="text">
      <style:text-properties style:use-window-font-color="true" fo:font-size="12pt" fo:font-weight="normal" officeooo:rsid="049f391f" style:font-size-asian="12pt" style:font-weight-asian="normal" style:font-size-complex="12pt"/>
    </style:style>
    <style:style style:name="T45" style:family="text">
      <style:text-properties style:use-window-font-color="true" fo:font-size="12pt" fo:font-weight="normal" officeooo:rsid="049fec3e" style:font-size-asian="12pt" style:font-weight-asian="normal" style:font-size-complex="12pt"/>
    </style:style>
    <style:style style:name="T46" style:family="text">
      <style:text-properties style:use-window-font-color="true" fo:font-size="12pt" fo:font-weight="normal" officeooo:rsid="04a2b74c" style:font-size-asian="12pt" style:font-weight-asian="normal" style:font-size-complex="12pt"/>
    </style:style>
    <style:style style:name="T47" style:family="text">
      <style:text-properties style:use-window-font-color="true" fo:font-size="12pt" fo:font-weight="normal" officeooo:rsid="05939a62" style:font-size-asian="12pt" style:font-weight-asian="normal" style:font-size-complex="12pt"/>
    </style:style>
    <style:style style:name="T48" style:family="text">
      <style:text-properties style:use-window-font-color="true" fo:font-size="12pt" fo:font-weight="normal" officeooo:rsid="0593b8db" style:font-size-asian="12pt" style:font-weight-asian="normal" style:font-size-complex="12pt"/>
    </style:style>
    <style:style style:name="T49" style:family="text">
      <style:text-properties style:use-window-font-color="true" fo:font-size="12pt" fo:font-weight="normal" officeooo:rsid="059598fc" style:font-size-asian="12pt" style:font-weight-asian="normal" style:font-size-complex="12pt"/>
    </style:style>
    <style:style style:name="T50" style:family="text">
      <style:text-properties style:use-window-font-color="true" fo:font-size="12pt" fo:font-weight="normal" officeooo:rsid="048dc168" style:font-size-asian="12pt" style:font-weight-asian="normal" style:font-size-complex="12pt"/>
    </style:style>
    <style:style style:name="T51" style:family="text">
      <style:text-properties style:use-window-font-color="true" fo:font-size="12pt" fo:font-weight="normal" officeooo:rsid="0592ca83" style:font-size-asian="12pt" style:font-weight-asian="normal" style:font-size-complex="12pt"/>
    </style:style>
    <style:style style:name="T52" style:family="text">
      <style:text-properties style:use-window-font-color="true" fo:font-size="12pt" fo:font-weight="normal" officeooo:rsid="048e427e" style:font-size-asian="12pt" style:font-weight-asian="normal" style:font-size-complex="12pt"/>
    </style:style>
    <style:style style:name="T53" style:family="text">
      <style:text-properties style:use-window-font-color="true" fo:font-size="12pt" fo:font-weight="normal" officeooo:rsid="049dab09" style:font-size-asian="12pt" style:font-weight-asian="normal" style:font-size-complex="12pt"/>
    </style:style>
    <style:style style:name="T54" style:family="text">
      <style:text-properties style:use-window-font-color="true" fo:font-size="12pt" fo:font-weight="normal" officeooo:rsid="05f9b9a7" style:font-size-asian="12pt" style:font-weight-asian="normal" style:font-size-complex="12pt"/>
    </style:style>
    <style:style style:name="T55" style:family="text">
      <style:text-properties style:use-window-font-color="true" fo:font-size="12pt" fo:font-weight="normal" officeooo:rsid="05a3a837" style:font-size-asian="12pt" style:font-weight-asian="normal" style:font-size-complex="12pt"/>
    </style:style>
    <style:style style:name="T56" style:family="text">
      <style:text-properties style:use-window-font-color="true" fo:font-size="12pt" fo:font-weight="normal" officeooo:rsid="05c8d16c" style:font-size-asian="12pt" style:font-weight-asian="normal" style:font-size-complex="12pt"/>
    </style:style>
    <style:style style:name="T57" style:family="text">
      <style:text-properties style:use-window-font-color="true" fo:font-size="12pt" fo:font-weight="normal" officeooo:rsid="05f6576b" style:font-size-asian="12pt" style:font-weight-asian="normal" style:font-size-complex="12pt"/>
    </style:style>
    <style:style style:name="T58" style:family="text">
      <style:text-properties style:use-window-font-color="true" fo:font-size="12pt" fo:font-weight="normal" officeooo:rsid="05a50ca6" style:font-size-asian="12pt" style:font-weight-asian="normal" style:font-size-complex="12pt"/>
    </style:style>
    <style:style style:name="T59" style:family="text">
      <style:text-properties style:use-window-font-color="true" fo:font-size="12pt" fo:font-weight="normal" officeooo:rsid="05af9a24" style:font-size-asian="12pt" style:font-weight-asian="normal" style:font-size-complex="12pt"/>
    </style:style>
    <style:style style:name="T60" style:family="text">
      <style:text-properties style:use-window-font-color="true" fo:font-size="12pt" fo:font-weight="normal" officeooo:rsid="05b5e17f" style:font-size-asian="12pt" style:font-weight-asian="normal" style:font-size-complex="12pt"/>
    </style:style>
    <style:style style:name="T61" style:family="text">
      <style:text-properties style:use-window-font-color="true" fo:font-size="12pt" fo:font-weight="normal" officeooo:rsid="05ac615d" style:font-size-asian="12pt" style:font-weight-asian="normal" style:font-size-complex="12pt"/>
    </style:style>
    <style:style style:name="T62" style:family="text">
      <style:text-properties style:use-window-font-color="true" fo:font-size="12pt" fo:font-weight="normal" officeooo:rsid="05fe0a12" style:font-size-asian="12pt" style:font-weight-asian="normal" style:font-size-complex="12pt"/>
    </style:style>
    <style:style style:name="T63" style:family="text">
      <style:text-properties style:use-window-font-color="true" fo:font-size="12pt" fo:font-weight="normal" officeooo:rsid="05bb410a" style:font-size-asian="12pt" style:font-weight-asian="normal" style:font-size-complex="12pt"/>
    </style:style>
    <style:style style:name="T64" style:family="text">
      <style:text-properties style:use-window-font-color="true" fo:font-size="12pt" fo:font-weight="normal" officeooo:rsid="05acbb4d" style:font-size-asian="12pt" style:font-weight-asian="normal" style:font-size-complex="12pt"/>
    </style:style>
    <style:style style:name="T65" style:family="text">
      <style:text-properties style:use-window-font-color="true" fo:font-size="12pt" fo:font-weight="normal" officeooo:rsid="060d8b7a" style:font-size-asian="12pt" style:font-weight-asian="normal" style:font-size-complex="12pt"/>
    </style:style>
    <style:style style:name="T66" style:family="text">
      <style:text-properties style:use-window-font-color="true" fo:font-size="12pt" fo:font-weight="normal" officeooo:rsid="05acbb4d" style:font-size-asian="12pt" style:font-weight-asian="normal" style:font-size-complex="12pt" style:language-complex="he" style:country-complex="IL"/>
    </style:style>
    <style:style style:name="T67" style:family="text">
      <style:text-properties style:use-window-font-color="true" fo:font-size="12pt" fo:font-weight="normal" officeooo:rsid="060da64e" style:font-size-asian="12pt" style:font-weight-asian="normal" style:font-size-complex="12pt"/>
    </style:style>
    <style:style style:name="T68" style:family="text">
      <style:text-properties style:use-window-font-color="true" fo:font-size="12pt" fo:font-weight="normal" officeooo:rsid="05c5aa16" style:font-size-asian="12pt" style:font-weight-asian="normal" style:font-size-complex="12pt"/>
    </style:style>
    <style:style style:name="T69" style:family="text">
      <style:text-properties style:use-window-font-color="true" fo:font-size="12pt" fo:font-weight="normal" officeooo:rsid="05ae35dc" style:font-size-asian="12pt" style:font-weight-asian="normal" style:font-size-complex="12pt"/>
    </style:style>
    <style:style style:name="T70" style:family="text">
      <style:text-properties style:use-window-font-color="true" fo:font-size="12pt" fo:font-weight="normal" officeooo:rsid="05d6c0c1" style:font-size-asian="12pt" style:font-weight-asian="normal" style:font-size-complex="12pt"/>
    </style:style>
    <style:style style:name="T71" style:family="text">
      <style:text-properties style:use-window-font-color="true" fo:font-size="12pt" fo:font-weight="normal" officeooo:rsid="06b0b85a" style:font-size-asian="12pt" style:font-weight-asian="normal" style:font-size-complex="12pt"/>
    </style:style>
    <style:style style:name="T72" style:family="text">
      <style:text-properties style:use-window-font-color="true" fo:font-size="12pt" fo:font-weight="normal" officeooo:rsid="06b72764" style:font-size-asian="12pt" style:font-weight-asian="normal" style:font-size-complex="12pt"/>
    </style:style>
    <style:style style:name="T73" style:family="text">
      <style:text-properties style:use-window-font-color="true" fo:font-size="12pt" fo:font-weight="normal" officeooo:rsid="06b76b92" style:font-size-asian="12pt" style:font-weight-asian="normal" style:font-size-complex="12pt"/>
    </style:style>
    <style:style style:name="T74" style:family="text">
      <style:text-properties style:use-window-font-color="true" fo:font-size="12pt" fo:font-weight="normal" officeooo:rsid="05b29d91" style:font-size-asian="12pt" style:font-weight-asian="normal" style:font-size-complex="12pt"/>
    </style:style>
    <style:style style:name="T75" style:family="text">
      <style:text-properties style:use-window-font-color="true" fo:font-size="12pt" fo:font-weight="normal" officeooo:rsid="06b297b6" style:font-size-asian="12pt" style:font-weight-asian="normal" style:font-size-complex="12pt"/>
    </style:style>
    <style:style style:name="T76" style:family="text">
      <style:text-properties style:use-window-font-color="true" fo:font-size="12pt" fo:font-weight="normal" officeooo:rsid="06bdb11c" style:font-size-asian="12pt" style:font-weight-asian="normal" style:font-size-complex="12pt"/>
    </style:style>
    <style:style style:name="T77" style:family="text">
      <style:text-properties style:use-window-font-color="true" fo:font-size="12pt" fo:font-weight="normal" officeooo:rsid="06bec578" style:font-size-asian="12pt" style:font-weight-asian="normal" style:font-size-complex="12pt"/>
    </style:style>
    <style:style style:name="T78" style:family="text">
      <style:text-properties style:use-window-font-color="true" fo:font-size="12pt" fo:language="he" fo:country="IL" fo:font-weight="normal" officeooo:rsid="05acbb4d" style:font-size-asian="12pt" style:font-weight-asian="normal" style:font-size-complex="12pt"/>
    </style:style>
    <style:style style:name="T79" style:family="text">
      <style:text-properties style:use-window-font-color="true" style:font-name="David CLM" fo:font-size="12pt" fo:font-weight="normal" officeooo:rsid="06b0b85a" style:font-name-asian="David CLM" style:font-size-asian="12pt" style:font-weight-asian="normal" style:font-name-complex="David CLM" style:font-size-complex="12pt"/>
    </style:style>
    <style:style style:name="T80" style:family="text">
      <style:text-properties style:use-window-font-color="true" style:font-name="Liberation Sans2" fo:font-size="12pt" style:font-size-asian="12pt" style:font-size-complex="12pt"/>
    </style:style>
    <style:style style:name="T81" style:family="text">
      <style:text-properties style:use-window-font-color="true" style:font-name="Liberation Sans2" fo:font-size="12pt" officeooo:rsid="06cc9548" style:font-size-asian="12pt" style:font-size-complex="12pt"/>
    </style:style>
    <style:style style:name="T82" style:family="text">
      <style:text-properties style:use-window-font-color="true" style:font-name="David CLM1" fo:font-size="12pt" fo:font-weight="normal" officeooo:rsid="06d8c079" style:font-size-asian="12pt" style:font-weight-asian="normal" style:font-name-complex="David CLM1" style:font-size-complex="12pt"/>
    </style:style>
    <style:style style:name="T83" style:family="text">
      <style:text-properties style:use-window-font-color="true" style:font-name="David CLM1" fo:font-size="12pt" fo:font-weight="normal" officeooo:rsid="06dab499" style:font-size-asian="12pt" style:font-weight-asian="normal" style:font-name-complex="David CLM1" style:font-size-complex="12pt"/>
    </style:style>
    <style:style style:name="T84" style:family="text">
      <style:text-properties style:use-window-font-color="true" style:font-name="David CLM1" fo:font-size="12pt" fo:font-weight="normal" officeooo:rsid="06db24f0" style:font-size-asian="12pt" style:font-weight-asian="normal" style:font-name-complex="David CLM1" style:font-size-complex="12pt"/>
    </style:style>
    <style:style style:name="T85" style:family="text">
      <style:text-properties fo:font-weight="bold" style:font-weight-asian="bold" style:font-weight-complex="bold"/>
    </style:style>
    <style:style style:name="T86" style:family="text">
      <style:text-properties fo:font-weight="bold" officeooo:rsid="0406434b" style:font-weight-asian="bold" style:font-weight-complex="bold"/>
    </style:style>
    <style:style style:name="T87" style:family="text">
      <style:text-properties fo:font-weight="bold" officeooo:rsid="0639f2f8" style:font-weight-asian="bold" style:font-weight-complex="bold"/>
    </style:style>
    <style:style style:name="T88" style:family="text">
      <style:text-properties officeooo:rsid="04a78362"/>
    </style:style>
    <style:style style:name="T89" style:family="text">
      <style:text-properties officeooo:rsid="0406434b"/>
    </style:style>
    <style:style style:name="T90" style:family="text">
      <style:text-properties fo:font-weight="normal" style:font-weight-asian="normal"/>
    </style:style>
    <style:style style:name="T91" style:family="text">
      <style:text-properties fo:font-weight="normal" officeooo:rsid="04be3fe0" style:font-weight-asian="normal"/>
    </style:style>
    <style:style style:name="T92" style:family="text">
      <style:text-properties fo:font-weight="normal" officeooo:rsid="04c25e34" style:font-weight-asian="normal"/>
    </style:style>
    <style:style style:name="T93" style:family="text">
      <style:text-properties fo:font-weight="normal" officeooo:rsid="04c25f6e" style:font-weight-asian="normal"/>
    </style:style>
    <style:style style:name="T94" style:family="text">
      <style:text-properties fo:font-weight="normal" officeooo:rsid="04ca0ece" style:font-weight-asian="normal"/>
    </style:style>
    <style:style style:name="T95" style:family="text">
      <style:text-properties fo:font-weight="normal" officeooo:rsid="04cb8a2f" style:font-weight-asian="normal"/>
    </style:style>
    <style:style style:name="T96" style:family="text">
      <style:text-properties fo:font-weight="normal" officeooo:rsid="04cc9538" style:font-weight-asian="normal"/>
    </style:style>
    <style:style style:name="T97" style:family="text">
      <style:text-properties fo:font-weight="normal" officeooo:rsid="04d5a094" style:font-weight-asian="normal"/>
    </style:style>
    <style:style style:name="T98" style:family="text">
      <style:text-properties fo:font-weight="normal" officeooo:rsid="0639f2f8" style:font-weight-asian="normal" style:font-weight-complex="normal"/>
    </style:style>
    <style:style style:name="T99" style:family="text">
      <style:text-properties fo:font-weight="normal" officeooo:rsid="063b801f" style:font-weight-asian="normal" style:font-weight-complex="normal"/>
    </style:style>
    <style:style style:name="T100" style:family="text">
      <style:text-properties fo:font-weight="normal" officeooo:rsid="063d1f44" style:font-weight-asian="normal" style:font-weight-complex="normal"/>
    </style:style>
    <style:style style:name="T101" style:family="text">
      <style:text-properties fo:font-weight="normal" officeooo:rsid="063ecd22" style:font-weight-asian="normal" style:font-weight-complex="normal"/>
    </style:style>
    <style:style style:name="T102" style:family="text">
      <style:text-properties fo:font-weight="normal" officeooo:rsid="0639b32c" style:font-weight-asian="normal" style:font-weight-complex="normal"/>
    </style:style>
    <style:style style:name="T103" style:family="text">
      <style:text-properties fo:font-weight="normal" officeooo:rsid="0694271f" style:font-weight-asian="normal" style:font-weight-complex="normal"/>
    </style:style>
    <style:style style:name="T104" style:family="text">
      <style:text-properties fo:font-weight="normal" officeooo:rsid="06c778e8" style:font-weight-asian="normal" style:font-weight-complex="normal"/>
    </style:style>
    <style:style style:name="T105" style:family="text">
      <style:text-properties fo:font-weight="normal" officeooo:rsid="05a3a837" style:font-weight-asian="normal"/>
    </style:style>
    <style:style style:name="T106" style:family="text">
      <style:text-properties fo:font-weight="normal" officeooo:rsid="05a50ca6" style:font-weight-asian="normal"/>
    </style:style>
    <style:style style:name="T107" style:family="text">
      <style:text-properties fo:font-weight="normal" officeooo:rsid="05a68aca" style:font-weight-asian="normal"/>
    </style:style>
    <style:style style:name="T108" style:family="text">
      <style:text-properties fo:font-weight="normal" officeooo:rsid="05a838f4" style:font-weight-asian="normal"/>
    </style:style>
    <style:style style:name="T109" style:family="text">
      <style:text-properties fo:font-weight="normal" officeooo:rsid="05a986dc" style:font-weight-asian="normal"/>
    </style:style>
    <style:style style:name="T110" style:family="text">
      <style:text-properties fo:font-weight="normal" officeooo:rsid="05aa6313" style:font-weight-asian="normal"/>
    </style:style>
    <style:style style:name="T111" style:family="text">
      <style:text-properties fo:font-weight="normal" officeooo:rsid="05ac615d" style:font-weight-asian="normal"/>
    </style:style>
    <style:style style:name="T112" style:family="text">
      <style:text-properties fo:font-weight="normal" officeooo:rsid="05be2852" style:font-weight-asian="normal"/>
    </style:style>
    <style:style style:name="T113" style:family="text">
      <style:text-properties fo:font-weight="normal" officeooo:rsid="05beab7d" style:font-weight-asian="normal"/>
    </style:style>
    <style:style style:name="T114" style:family="text">
      <style:text-properties fo:font-weight="normal" officeooo:rsid="05c2c831" style:font-weight-asian="normal"/>
    </style:style>
    <style:style style:name="T115" style:family="text">
      <style:text-properties fo:font-weight="normal" officeooo:rsid="05c2f131" style:font-weight-asian="normal"/>
    </style:style>
    <style:style style:name="T116" style:family="text">
      <style:text-properties fo:font-weight="normal" officeooo:rsid="05f9b9a7" style:font-weight-asian="normal"/>
    </style:style>
    <style:style style:name="T117" style:family="text">
      <style:text-properties fo:font-weight="normal" officeooo:rsid="05fa2516" style:font-weight-asian="normal"/>
    </style:style>
    <style:style style:name="T118" style:family="text">
      <style:text-properties fo:font-weight="normal" officeooo:rsid="05fb511c" style:font-weight-asian="normal"/>
    </style:style>
    <style:style style:name="T119" style:family="text">
      <style:text-properties fo:font-weight="normal" officeooo:rsid="05fcf5c8" style:font-weight-asian="normal"/>
    </style:style>
    <style:style style:name="T120" style:family="text">
      <style:text-properties fo:font-weight="normal" officeooo:rsid="0609bd9b" style:font-weight-asian="normal"/>
    </style:style>
    <style:style style:name="T121" style:family="text">
      <style:text-properties fo:font-weight="normal" officeooo:rsid="06174a50" style:font-weight-asian="normal"/>
    </style:style>
    <style:style style:name="T122" style:family="text">
      <style:text-properties fo:font-weight="normal" officeooo:rsid="0639b32c" style:font-weight-asian="normal"/>
    </style:style>
    <style:style style:name="T123" style:family="text">
      <style:text-properties fo:font-weight="normal" officeooo:rsid="06add95a" style:font-weight-asian="normal"/>
    </style:style>
    <style:style style:name="T124" style:family="text">
      <style:text-properties fo:font-weight="normal" officeooo:rsid="06aea92c" style:font-weight-asian="normal"/>
    </style:style>
    <style:style style:name="T125" style:family="text">
      <style:text-properties fo:font-weight="normal" officeooo:rsid="06afb0c0" style:font-weight-asian="normal"/>
    </style:style>
    <style:style style:name="T126" style:family="text">
      <style:text-properties fo:font-weight="normal" officeooo:rsid="06c6ca83" style:font-weight-asian="normal"/>
    </style:style>
    <style:style style:name="T127" style:family="text">
      <style:text-properties fo:font-style="italic" fo:font-weight="normal" style:font-style-asian="italic" style:font-weight-asian="normal" style:font-style-complex="italic"/>
    </style:style>
    <style:style style:name="T128" style:family="text">
      <style:text-properties fo:font-style="italic" fo:font-weight="normal" officeooo:rsid="04be3fe0" style:font-style-asian="italic" style:font-weight-asian="normal" style:font-style-complex="italic"/>
    </style:style>
    <style:style style:name="T129" style:family="text">
      <style:text-properties fo:font-style="italic" fo:font-weight="normal" officeooo:rsid="0639b32c" style:font-style-asian="italic" style:font-weight-asian="normal" style:font-style-complex="italic" style:font-weight-complex="normal"/>
    </style:style>
    <style:style style:name="T130" style:family="text">
      <style:text-properties fo:font-style="italic" fo:font-weight="normal" officeooo:rsid="0639f2f8" style:font-style-asian="italic" style:font-weight-asian="normal" style:font-style-complex="italic" style:font-weight-complex="normal"/>
    </style:style>
    <style:style style:name="T131" style:family="text">
      <style:text-properties fo:font-style="italic" style:font-style-asian="italic" style:font-style-complex="italic"/>
    </style:style>
    <style:style style:name="T132" style:family="text">
      <style:text-properties fo:font-style="italic" officeooo:rsid="0406434b" style:font-style-asian="italic" style:font-style-complex="italic"/>
    </style:style>
    <style:style style:name="T133" style:family="text">
      <style:text-properties fo:font-style="italic" officeooo:rsid="046930d4" style:font-style-asian="italic" style:font-style-complex="italic"/>
    </style:style>
    <style:style style:name="T134" style:family="text">
      <style:text-properties officeooo:rsid="04a8e585"/>
    </style:style>
    <style:style style:name="T135" style:family="text">
      <style:text-properties officeooo:rsid="050758af"/>
    </style:style>
    <style:style style:name="T136" style:family="text">
      <style:text-properties style:text-position="super 58%" officeooo:rsid="050758af"/>
    </style:style>
    <style:style style:name="T137" style:family="text">
      <style:text-properties style:font-name="David CLM1" fo:font-weight="normal" officeooo:rsid="06970cde" style:font-weight-asian="normal" style:font-name-complex="David CLM1" style:font-weight-complex="normal"/>
    </style:style>
    <style:style style:name="T138" style:family="text">
      <style:text-properties style:font-name="David CLM1" fo:font-weight="normal" officeooo:rsid="0697df88" style:font-weight-asian="normal" style:font-name-complex="David CLM1" style:font-weight-complex="normal"/>
    </style:style>
    <style:style style:name="T139" style:family="text">
      <style:text-properties style:font-name="David CLM1" fo:font-weight="bold" officeooo:rsid="06970cde" style:font-weight-asian="bold" style:font-name-complex="David CLM1" style:font-weight-complex="bold"/>
    </style:style>
    <style:style style:name="T140" style:family="text">
      <style:text-properties officeooo:rsid="06a342b7"/>
    </style:style>
    <style:style style:name="T141" style:family="text">
      <style:text-properties officeooo:rsid="06ba75c2"/>
    </style:style>
    <style:style style:name="T142" style:family="text">
      <style:text-properties style:font-name="Liberation Sans2"/>
    </style:style>
    <style:style style:name="T143" style:family="text">
      <style:text-properties style:font-name="Liberation Sans2" fo:font-weight="bold" style:font-weight-asian="bold"/>
    </style:style>
    <style:style style:name="T144" style:family="text">
      <style:text-properties style:font-name="Liberation Sans2" fo:font-weight="bold" style:font-weight-asian="bold" style:font-weight-complex="bold"/>
    </style:style>
    <style:style style:name="T145" style:family="text">
      <style:text-properties style:font-name="Liberation Sans2" fo:font-weight="bold" officeooo:rsid="06c8be86" style:font-weight-asian="bold" style:font-weight-complex="bold"/>
    </style:style>
    <style:style style:name="T146" style:family="text">
      <style:text-properties style:font-name="Liberation Sans2" fo:font-style="italic" style:font-style-asian="italic"/>
    </style:style>
    <style:style style:name="T147" style:family="text">
      <style:text-properties style:font-name="Liberation Sans2" fo:font-style="italic" style:font-style-asian="italic" style:font-style-complex="italic"/>
    </style:style>
    <style:style style:name="T148" style:family="text">
      <style:text-properties style:font-name="Liberation Sans2" fo:font-style="italic" fo:font-weight="bold" style:font-style-asian="italic" style:font-weight-asian="bold" style:font-style-complex="italic"/>
    </style:style>
    <style:style style:name="T149" style:family="text">
      <style:text-properties style:font-name="Liberation Sans2" fo:font-style="italic" fo:font-weight="bold" officeooo:rsid="06c8be86" style:font-style-asian="italic" style:font-weight-asian="bold" style:font-style-complex="italic"/>
    </style:style>
    <style:style style:name="T150" style:family="text">
      <style:text-properties style:font-name="Liberation Sans2" fo:font-style="italic" fo:font-weight="normal" officeooo:rsid="0695e027" style:font-style-asian="italic" style:font-weight-asian="normal" style:font-name-complex="David CLM1" style:font-weight-complex="normal"/>
    </style:style>
    <style:style style:name="T151" style:family="text">
      <style:text-properties style:font-name="Liberation Sans2" fo:font-weight="normal" officeooo:rsid="0695e027" style:font-weight-asian="normal" style:font-name-complex="David CLM1" style:font-weight-complex="normal"/>
    </style:style>
    <style:style style:name="T152" style:family="text">
      <style:text-properties style:font-name="Liberation Sans2" fo:font-weight="normal" officeooo:rsid="06c9fece" style:font-weight-asian="normal" style:font-name-complex="David CLM1" style:font-weight-complex="normal"/>
    </style:style>
    <style:style style:name="T153" style:family="text">
      <style:text-properties style:font-name="Liberation Sans2" officeooo:rsid="06cc9548"/>
    </style:style>
    <style:style style:name="T154" style:family="text">
      <style:text-properties style:font-name="Liberation Sans2" officeooo:rsid="06ce25df"/>
    </style:style>
    <style:style style:name="T155" style:family="text">
      <style:text-properties style:font-name="Liberation Sans2" officeooo:rsid="06ce2e28"/>
    </style:style>
    <style:style style:name="T156" style:family="text">
      <style:text-properties style:font-name="Liberation Sans2" officeooo:rsid="06cf4dfa"/>
    </style:style>
    <style:style style:name="T157" style:family="text">
      <style:text-properties style:font-name="Liberation Sans2" officeooo:rsid="06d01bda"/>
    </style:style>
    <style:style style:name="T158" style:family="text">
      <style:text-properties style:font-name="Liberation Sans2" officeooo:rsid="06d11635"/>
    </style:style>
    <style:style style:name="T159" style:family="text">
      <style:text-properties style:font-name="Liberation Sans2" officeooo:rsid="06d1a68e"/>
    </style:style>
    <style:style style:name="T160" style:family="text">
      <style:text-properties style:font-name="Liberation Sans2" officeooo:rsid="06d1b59c"/>
    </style:style>
    <style:style style:name="T161" style:family="text">
      <style:text-properties style:font-name="Liberation Sans2" officeooo:rsid="06d29014"/>
    </style:style>
    <style:style style:name="T162" style:family="text">
      <style:text-properties style:font-name="Liberation Sans2" officeooo:rsid="06d3a452"/>
    </style:style>
    <style:style style:name="T163" style:family="text">
      <style:text-properties style:font-name="Times New Roman"/>
    </style:style>
    <style:style style:name="T164" style:family="text">
      <style:text-properties style:font-name="Times New Roman" fo:font-style="italic" style:font-style-asian="italic"/>
    </style:style>
    <style:style style:name="T165" style:family="text">
      <style:text-properties style:font-name="Times New Roman" fo:font-style="italic" officeooo:rsid="06ce25df" style:font-style-asian="italic"/>
    </style:style>
    <style:style style:name="T166" style:family="text">
      <style:text-properties style:font-name="Times New Roman" fo:font-style="italic" officeooo:rsid="06d1b59c" style:font-style-asian="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החלפ<text:span text:style-name="T141">ו</text:span>ת <text:span text:style-name="T141">ומעגלים</text:span></text:h>
      <text:p text:style-name="P12">היום נדבר על החלפות. נניח שכמה עובדים משובצים לתורניות, וחלק מהם היו מעדיפים להתחלף עם אחרים<text:span text:style-name="T1">.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133">זכויות קודמות </text:span><text:span text:style-name="T1">עוד לפני הפעלת האלגוריתם. כדי שאנשים יסכימו להשתתף באלגוריתם שלנו, אנחנו חייבים להבטיח להם שלא ייגרם להם נזק. <text:s/>אז בנוסף לתכונות של יעילות-פארטו ושל אמיתיות, אנחנו דורשים תכונה שלישית.</text:span></text:p>
      <text:p text:style-name="P13"><text:span text:style-name="T16">ה</text:span><text:span text:style-name="T19">גדרה</text:span><text:span text:style-name="T3">: </text:span><text:span text:style-name="T12">אלגוריתם </text:span><text:span text:style-name="T14">נקרא </text:span><text:span text:style-name="T22">מעודד השתתפות </text:span><text:span text:style-name="T4">(</text:span><text:span text:style-name="T14">במקור individually rational – רציונלי ליחידים – ביטוי פחות ברור לדעתי</text:span><text:span text:style-name="T4">), אם כל משתתף מעדיף את תוצאת ה</text:span><text:span text:style-name="T12">אלגוריתם </text:span><text:span text:style-name="T4">על-פני המצב לפני </text:span><text:span text:style-name="T13">האלגוריתם</text:span><text:span text:style-name="T4"> (או לפחות אדיש בין התוצאות)</text:span><text:span text:style-name="T5">. </text:span></text:p>
      <text:p text:style-name="P15"><text:span text:style-name="T6">ה</text:span><text:span text:style-name="T2">אם קיים אלגוריתם </text:span><text:span text:style-name="T15">שהוא גם מעודד השתתפות, וגם מוצא שיבוץ יעיל פארטו? </text:span></text:p>
      <text:p text:style-name="P10">אלגוריתם מעגלי המסחר - Top Trading Cycles</text:p>
      <text:p text:style-name="P14"><text:span text:style-name="T6">האלגוריתם פותח ע"י אותם </text:span><text:span text:style-name="T8">חוקרים </text:span><text:span text:style-name="T6">שפיתחו את האלגוריתם לשידוך יציב - Gale ו Shapley, עם חוקר שלישי בשם Scarf.</text:span><text:span text:style-name="T7"> </text:span><text:span text:style-name="T11"><text:s/></text:span><text:span text:style-name="T9">הקלט לאלגוריתם הוא שיבוץ של </text:span><text:span text:style-name="T21">אנשים</text:span><text:span text:style-name="T10"> </text:span><text:span text:style-name="T9">ל</text:span><text:span text:style-name="T20">בתים</text:span><text:span text:style-name="T27"> - לכל </text:span><text:span text:style-name="T28">איש </text:span><text:span text:style-name="T27">יש בית אחד. </text:span></text:p>
      <text:p text:style-name="P17"><text:span text:style-name="T27">ה</text:span><text:span text:style-name="T29">אלגוריתם מחזיק </text:span><text:span text:style-name="T24">גרף </text:span><text:span text:style-name="T25">מכוון </text:span><text:span text:style-name="T24">שבו</text:span><text:span text:style-name="T26">:</text:span></text:p>
      <text:list xml:id="list2553278275" text:style-name="L1">
        <text:list-item>
          <text:p text:style-name="P41"><text:span text:style-name="T17">הצמתים </text:span><text:span text:style-name="T25">הם </text:span><text:span text:style-name="T30">האנשים</text:span><text:span text:style-name="T31"> והבתים;</text:span></text:p>
        </text:list-item>
        <text:list-item>
          <text:p text:style-name="P42"><text:span text:style-name="T32">י</text:span><text:span text:style-name="T33">ש </text:span><text:span text:style-name="T18">קשת</text:span><text:span text:style-name="T33"> </text:span><text:span text:style-name="T26">מכל </text:span><text:span text:style-name="T36">אדם </text:span><text:span text:style-name="T50">אל </text:span><text:span text:style-name="T51">ה</text:span><text:span text:style-name="T50">בית שהוא הכי רוצה</text:span><text:span text:style-name="T51">, ומכל בית אל האדם שהוא שייך אליו</text:span><text:span text:style-name="T52">.</text:span></text:p>
        </text:list-item>
      </text:list>
      <text:p text:style-name="P17"><text:span text:style-name="T53">מעדכנים </text:span><text:span text:style-name="T40">את הגרף באופן הבא:</text:span></text:p>
      <text:p text:style-name="P3"><text:span text:style-name="T40">א</text:span><text:span text:style-name="T38">. </text:span><text:span text:style-name="T34">מוצאים מעגל </text:span><text:span text:style-name="T47">מכוון </text:span><text:span text:style-name="T34">בגרף</text:span><text:span text:style-name="T40"> (למשל ע"י אלגוריתם DFS שלמדתם בקורס קודם)</text:span><text:span text:style-name="T35">. </text:span></text:p>
      <text:p text:style-name="P3"><text:span text:style-name="T41">ב. </text:span><text:span text:style-name="T35">מבצעים את ההחלפה </text:span><text:span text:style-name="T43">ב</text:span><text:span text:style-name="T35">מעגל: כל </text:span><text:span text:style-name="T36">אדם מקבל את הבית </text:span><text:span text:style-name="T44">שהוא </text:span><text:span text:style-name="T36">מצביע עליו</text:span><text:span text:style-name="T37">.</text:span></text:p>
      <text:p text:style-name="P4"><text:span text:style-name="T42">ג</text:span><text:span text:style-name="T37">. </text:span><text:span text:style-name="T39">מוחקים מהגרף את </text:span><text:span text:style-name="T45">הצמתים של </text:span><text:span text:style-name="T39">האנשים </text:span><text:span text:style-name="T48">והבתים </text:span><text:span text:style-name="T39">שהשתתפו בהחלפה. </text:span></text:p>
      <text:p text:style-name="P4"><text:span text:style-name="T42">ד. </text:span><text:span text:style-name="T46">לכל איש שנשאר בגרף, מעדכנים את הקשת שלו כך שתצביע </text:span><text:span text:style-name="T49">לבית </text:span><text:span text:style-name="T42">שהוא הכי רוצה </text:span><text:span text:style-name="T49">מ</text:span><text:span text:style-name="T42">אלה שנשארו.</text:span></text:p>
      <text:p text:style-name="P5">ה. חוזרים על סעיפים א-ד עד שהגרף ריק.</text:p>
      <text:p text:style-name="P6"/>
      <text:p text:style-name="P7"><text:span text:style-name="T85">משפט</text:span>: אלגוריתם מעגלי המסחר מסתיים<text:span text:style-name="T88">.</text:span></text:p>
      <text:p text:style-name="P8"><text:span text:style-name="T131">הוכחה</text:span>: מספיק להוכיח שבשלב א תמיד קיים מעגל. הסיבה היא <text:span text:style-name="T134">שמכל </text:span>צומת <text:span text:style-name="T134">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135"> - מציאת מעגל דורשת זמן O(n). אחרי כל מציאת מעגל, מוחקים לפחות צומת אחד, כך שמספר השלבים הוא לכל היותר n. לכן זמן הריצה הכולל הוא O(n</text:span><text:span text:style-name="T136">2</text:span><text:span text:style-name="T135">).</text:span></text:p>
      <text:p text:style-name="P23"><text:span text:style-name="T86">משפט</text:span><text:span text:style-name="T89">: אלגוריתם מעגלי המסחר מעודד השתתפות.<text:line-break/></text:span><text:span text:style-name="T132">הוכחה</text:span><text:span text:style-name="T89">: האלגוריתם משבץ כל משתתף בבית שהוא הצביע עליו בשלב כלשהו. כל משתתף מצביע תמיד על הבית של עצמו או על בית טוב יותר. ***</text:span></text:p>
      <text:p text:style-name="P23"/>
      <text:p text:style-name="P18"><text:span text:style-name="T86">מ</text:span><text:span text:style-name="T85">שפט</text:span><text:span text:style-name="T90">: </text:span><text:span text:style-name="T91">אלגוריתם מעגלי המסחר הוא אמיתי.</text:span></text:p>
      <text:p text:style-name="P19"><text:span text:style-name="T128">ה</text:span><text:span text:style-name="T127">וכחה</text:span><text:span text:style-name="T90">: </text:span><text:span text:style-name="T106">האבחנה החשובה כאן היא, שהקשת </text:span><text:span text:style-name="T108">היוצאת מ</text:span><text:span text:style-name="T106">אדם מסויים משפיעה </text:span><text:span text:style-name="T113">על הגרף </text:span><text:span text:style-name="T106">רק באותו סיבוב שהוא סוחר</text:span><text:span text:style-name="T109">, </text:span><text:span text:style-name="T112">ואז</text:span><text:span text:style-name="T109"> הוא יוצא מהמשחק</text:span><text:span text:style-name="T106">.</text:span><text:span text:style-name="T107"> </text:span><text:span text:style-name="T111">למשל, אם </text:span><text:span text:style-name="T114">יוסי</text:span><text:span text:style-name="T111"> סוחר במעגל 3 כשהוא </text:span><text:span text:style-name="T123">אמיתי</text:span><text:span text:style-name="T117"> </text:span><text:span text:style-name="T111">ובמעגל 5 כשהוא </text:span><text:soft-page-break/><text:span text:style-name="T124">מתחכם</text:span><text:span text:style-name="T111">, אז המסחר עד למעגל 3 מתנהל בדיוק באותו אופן בשני </text:span><text:span text:style-name="T118">המצבים </text:span><text:span text:style-name="T111">- </text:span><text:span text:style-name="T110">העובדה </text:span><text:span text:style-name="T115">שיוסי</text:span><text:span text:style-name="T110"> שינה את הקשת שלו, לא גרמה שום שינוי בקשתות אחרות ובמעגלים אחרים.</text:span><text:span text:style-name="T119"> </text:span></text:p>
      <text:p text:style-name="P19"><text:span text:style-name="T105">נניח </text:span><text:span text:style-name="T115">שיוסי</text:span><text:span text:style-name="T105"> סוחר במעגל k כשהוא </text:span><text:span text:style-name="T125">אמיתי</text:span><text:span text:style-name="T105"> ובמעגל j כשהוא </text:span><text:span text:style-name="T125">מתחכם</text:span><text:span text:style-name="T105">.</text:span><text:span text:style-name="T120"> נשווה בין מצבים אלו ב</text:span><text:span text:style-name="T116">שני מקרים.</text:span></text:p>
      <text:list xml:id="list684258709" text:style-name="L2">
        <text:list-item>
          <text:p text:style-name="P34"><text:span text:style-name="T54">מקרה א:</text:span><text:span text:style-name="T55"> j</text:span><text:span text:style-name="T71"> </text:span><text:span text:style-name="T79">≥</text:span><text:span text:style-name="T71"> </text:span><text:span text:style-name="T55">k</text:span><text:span text:style-name="T56">. <text:s/></text:span><text:span text:style-name="T57">במקרה זה, </text:span><text:span text:style-name="T58">המסחר עד למעגל </text:span><text:span text:style-name="T59">k-1</text:span><text:span text:style-name="T58"> </text:span><text:span text:style-name="T60">זהה </text:span><text:span text:style-name="T61">בשני </text:span><text:span text:style-name="T62">המצבים</text:span><text:span text:style-name="T63">.</text:span><text:span text:style-name="T64"> לכן קבוצת הבתים שנשארו זמינים</text:span><text:span text:style-name="T65"> </text:span><text:span text:style-name="T66">אחרי מעגל </text:span><text:span text:style-name="T78">k-1 </text:span><text:span text:style-name="T64">היא זהה בשני </text:span><text:span text:style-name="T62">המצבים</text:span><text:span text:style-name="T64">. </text:span><text:span text:style-name="T67">ו</text:span><text:span text:style-name="T68">כשיוסי</text:span><text:span text:style-name="T69"> </text:span><text:span text:style-name="T72">אמיתי</text:span><text:span text:style-name="T70">, </text:span><text:span text:style-name="T69">הוא מקבל את הבית הטוב ביותר </text:span><text:span text:style-name="T67">בקבוצה זו</text:span><text:span text:style-name="T73">, כך שההתחכמות לא יכולה להועיל לו</text:span><text:span text:style-name="T67">.</text:span></text:p>
        </text:list-item>
        <text:list-item>
          <text:p text:style-name="P34"><text:span text:style-name="T54">מקרה ב: </text:span><text:span text:style-name="T74">j</text:span><text:span text:style-name="T75"> </text:span><text:span text:style-name="T74">&lt;</text:span><text:span text:style-name="T75"> </text:span><text:span text:style-name="T74">k. </text:span><text:span text:style-name="T56"><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text:span><text:span text:style-name="T76">יוסי בגרף, </text:span><text:span text:style-name="T56">כל השרשרת הזאת נשארת בגרף: </text:span><text:span text:style-name="T76">הבית של יוסי נשאר בגרף ומצביע על יוסי; מי שהכי רוצה את הבית הזה (נניח, עמי) עדיין נשאר בגרף ומצביע על הבית של יוסי, לכן גם הבית של עמי נשאר בגרף ומצביע על עמי; וכן הלאה עד x.</text:span><text:span text:style-name="T56"> בפרט, בית x עדיין נמצא בגרף כאשר מעגל k נסגר. לכן הבית שמקבל יוסי כשהוא </text:span><text:span text:style-name="T77">אמיתי הוא </text:span><text:span text:style-name="T56">טוב לפחות כמו x.</text:span></text:p>
          <text:list>
            <text:list-item>
              <text:p text:style-name="P35"><text:span text:style-name="T82">ההוכחה הזאת מזכירה את דברי בן עזאי בתלמוד: "</text:span><text:span text:style-name="T23">אין אדם נוגע במוכן לחבירו</text:span><text:span text:style-name="T82">" (יומא לח.): אם בית x שייך לך – </text:span><text:span text:style-name="T84">אף אחד לא ייגע בו. </text:span><text:span text:style-name="T82">הוא יגיע אליך גם אם תגיד אמת – אתה לא צריך לשקר כדי להשיג אותו...</text:span></text:p>
            </text:list-item>
          </text:list>
        </text:list-item>
      </text:list>
      <text:p text:style-name="P24"><text:span text:style-name="T90">אלגוריתם מעגלי המסחר הוא גם יעיל פארטו. </text:span><text:span text:style-name="T126">יותר מזה, </text:span><text:span text:style-name="T90">הוא </text:span><text:span text:style-name="T122">מקיים תכונה חזקה יותר הנקראת </text:span><text:span text:style-name="T129">יציב</text:span><text:span text:style-name="T130">ות</text:span><text:span text:style-name="T98">.</text:span><text:span text:style-name="T102"> </text:span><text:span text:style-name="T98">בהינתן שיבוץ מסויים של אנשים לבתים, נגדיר </text:span><text:span text:style-name="T87">קבוצה מערערת</text:span><text:span text:style-name="T98">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100">בוץ</text:span><text:span text:style-name="T98"> נקרא </text:span><text:span text:style-name="T87">יציב</text:span><text:span text:style-name="T98">. </text:span><text:span text:style-name="T101">קל לראות</text:span><text:span text:style-name="T104">, שכל </text:span><text:span text:style-name="T101">שיבוץ יציב הוא יעיל פארטו ומקיים השתתפות מרצון.</text:span></text:p>
      <text:p text:style-name="P24"><text:span text:style-name="T98">קבוצת השיבוצים היציבים נקראת ה</text:span><text:span text:style-name="T87">ליבה </text:span><text:span text:style-name="T98">(</text:span><text:span text:style-name="T87">core</text:span><text:span text:style-name="T98">)</text:span><text:span text:style-name="T99"> של משחק השיבוצים</text:span><text:span text:style-name="T98">.</text:span><text:span text:style-name="T99"> ניתן להראות שהליבה כוללת בדיוק שיבוץ אחד, והוא השיבוץ המוחזר ע"י אלגוריתם מעגלי המסחר.</text:span><text:span text:style-name="T103"> </text:span></text:p>
      <text:p text:style-name="P25"><text:span text:style-name="T145">מש</text:span><text:span text:style-name="T144">פט</text:span><text:span text:style-name="T142">: אם כל יחסי ההעדפה </text:span><text:span text:style-name="T146">חזקים</text:span><text:span text:style-name="T142"> (אין אדישות), אז אלגוריתם מעגלי המסחר מוצא שיבוץ יציב.</text:span></text:p>
      <text:p text:style-name="P28"><text:span text:style-name="T143">הוכחה</text:span><text:span text:style-name="T142">: נניח שקבוצ</text:span><text:span text:style-name="T153">ה כלשהי של שחקנים, שנקרא להם </text:span><text:span text:style-name="T142">“הבדלנים”, שוקלת לפרוש </text:span><text:span text:style-name="T153">מהאלגוריתם. נסמן:</text:span></text:p>
      <text:list xml:id="list3275854295" text:style-name="L3">
        <text:list-item>
          <text:p text:style-name="P36"><text:span text:style-name="T80">שיבוץ א = השיבוץ לבדלנים כשהם </text:span><text:span text:style-name="T81">משתתפים באלגוריתם;</text:span></text:p>
        </text:list-item>
        <text:list-item>
          <text:p text:style-name="P36"><text:span text:style-name="T80">שיבוץ ב = השיבוץ לבדלנים כשהם פורשים </text:span><text:span text:style-name="T81">ומבצעים החלפה כלשהי ביניהם.</text:span></text:p>
        </text:list-item>
      </text:list>
      <text:p text:style-name="P28"><text:span text:style-name="T142">יהי </text:span><text:span text:style-name="T164">k</text:span><text:span text:style-name="T142"> ה</text:span><text:span text:style-name="T153">מספר ה</text:span><text:span text:style-name="T142">קטן ביותר, כך שבדלן </text:span><text:span text:style-name="T153">כלשהו </text:span><text:span text:style-name="T142">ממעגל </text:span><text:span text:style-name="T164">k</text:span><text:span text:style-name="T142"> </text:span><text:span text:style-name="T156">(נניח יוסי) </text:span><text:span text:style-name="T142">מקבל בית אחֵר בעקבות הפרישה. בית זה </text:span><text:span text:style-name="T154">חייב להיות </text:span><text:span text:style-name="T142">שייך לבדלן אחֵר – </text:span><text:span text:style-name="T154">כי אחרי הפרישה הבדלנים יכולים רק להתחלף ביניהם.</text:span></text:p>
      <text:p text:style-name="P29"><text:span text:style-name="T154">כיוון ש-</text:span><text:span text:style-name="T165">k</text:span><text:span text:style-name="T154"> קטן ביותר, </text:span><text:span text:style-name="T142">כל הבדלנים ממעגלים </text:span><text:span text:style-name="T164">k</text:span><text:span text:style-name="T163">&gt;</text:span><text:span text:style-name="T164">j</text:span><text:span text:style-name="T142"> מקבלים אותו בית. לכן </text:span><text:span text:style-name="T156">יוסי </text:span><text:span text:style-name="T142">מקבל בית </text:span><text:span text:style-name="T158">של מישהו מ</text:span><text:span text:style-name="T142">מעגל </text:span><text:span text:style-name="T164">k</text:span><text:span text:style-name="T142"> ומעלה. <text:s/>אבל בשיבוץ א, </text:span><text:span text:style-name="T157">יוסי </text:span><text:span text:style-name="T142">מקבל את הבית </text:span><text:span text:style-name="T147">הטוב ביותר עבורו</text:span><text:span text:style-name="T142">, מבין הבתים שעדיין זמינים בזמן מעגל </text:span><text:span text:style-name="T164">k</text:span><text:span text:style-name="T142">.</text:span></text:p>
      <text:p text:style-name="P30"><text:span text:style-name="T142">כיוון ש</text:span><text:span text:style-name="T155">בשיבוץ ב הוא מקבל בית אחר, </text:span><text:span text:style-name="T159">ו</text:span><text:span text:style-name="T155">ההעדפות חזקות – הבית האחר בהכרח </text:span><text:span text:style-name="T146">גרוע </text:span><text:span text:style-name="T142">יותר </text:span><text:span text:style-name="T155">עבורו</text:span><text:span text:style-name="T142">. <text:s text:c="2"/>***</text:span></text:p>
      <text:p text:style-name="P26"><text:span text:style-name="T137"><text:line-break/></text:span><text:span text:style-name="T139">משפט ב</text:span><text:span text:style-name="T137">: </text:span><text:span text:style-name="T151">אם כל יחסי ההעדפה </text:span><text:span text:style-name="T150">חזקים</text:span><text:span text:style-name="T151"> (אין אדישות), </text:span><text:span text:style-name="T152">אז </text:span><text:span text:style-name="T138">יש רק שיבוץ יציב אחד - והוא זה שמחזיר אלגוריתם מעגלי המסחר.<text:line-break/></text:span><text:span text:style-name="T149">הו</text:span><text:span text:style-name="T148">כחה</text:span><text:span text:style-name="T142">: נגדיר: שיבוץ א = השיבוץ של האלגוריתם, שיבוץ ב = שיבוץ אחר כלשהו.</text:span></text:p>
      <text:p text:style-name="P28"><text:span text:style-name="T142">יהי </text:span><text:span text:style-name="T164">k</text:span><text:span text:style-name="T142"> הקטן ביותר כך שמישהו </text:span><text:span text:style-name="T160">(נניח יוסי) </text:span><text:span text:style-name="T142">ממעגל </text:span><text:span text:style-name="T164">k</text:span><text:span text:style-name="T142"> באלגוריתם, משובץ אחרת בשיבוץ ב. </text:span></text:p>
      <text:p text:style-name="P31"><text:span text:style-name="T142">בשיבוץ א, </text:span><text:span text:style-name="T160">יוסי </text:span><text:span text:style-name="T142">מקבל את הבית הטוב ביותר מהבתים שלא נלקחו ע"י מעגלים </text:span><text:span text:style-name="T164">k</text:span><text:span text:style-name="T163">&gt;</text:span><text:span text:style-name="T164">j</text:span><text:span text:style-name="T142">.</text:span></text:p>
      <text:p text:style-name="P31"><text:span text:style-name="T160">כיוון ש </text:span><text:span text:style-name="T166">k</text:span><text:span text:style-name="T160"> הוא הקטן ביותר, </text:span><text:span text:style-name="T142">בשיבוץ ב </text:span><text:span text:style-name="T160">יוסי </text:span><text:span text:style-name="T143">לא</text:span><text:span text:style-name="T142"> מקבל בית ממעגל </text:span><text:span text:style-name="T164">k</text:span><text:span text:style-name="T163">&gt;</text:span><text:span text:style-name="T164">j</text:span><text:span text:style-name="T142">, ולכן מצבו </text:span><text:span text:style-name="T161">בשיבוץ ב </text:span><text:span text:style-name="T143">פחות </text:span><text:span text:style-name="T142">טוב.</text:span></text:p>
      <text:p text:style-name="P33"><text:span text:style-name="T142">אותו שיקול נכון לגבי </text:span><text:span text:style-name="T147">כל </text:span><text:span text:style-name="T142">המשתתפים במעגל </text:span><text:span text:style-name="T164">k</text:span><text:span text:style-name="T142"> המשובצים אחרת בשיבוץ ב.</text:span></text:p>
      <text:p text:style-name="P32"><text:soft-page-break/><text:span text:style-name="T161">לכן, </text:span><text:span text:style-name="T142">משתתפי מעגל </text:span><text:span text:style-name="T164">k</text:span><text:span text:style-name="T142"> יכולים לפרוש ולערער על שיבוץ ב. </text:span></text:p>
      <text:p text:style-name="P32"><text:span text:style-name="T161">מכאן: </text:span><text:span text:style-name="T142">שיבוץ ב </text:span><text:span text:style-name="T162">אינו </text:span><text:span text:style-name="T142">יציב. <text:s text:c="15"/>***</text:span></text:p>
      <text:p text:style-name="P27">למה זה חשוב שהשיבוץ היציב הוא יחיד? - כי אם מישהו יטען שאלגוריתם "מעגלי המסחר" מפלה אותו לרעה, נוכל להוכיח לו שזה לא נכון – כל אלגוריתם אחר שהיה מוצא שיבוץ יציב, היה מוצא את אותו שיבוץ בדיוק.</text:p>
      <text:p text:style-name="P37"/>
      <text:p text:style-name="P38"/>
      <text:p text:style-name="P21"><text:span text:style-name="T90">אלגוריתם מעגלי המסחר יכול לשמש תחליף </text:span><text:span text:style-name="T92">למסחר בכסף, במצבים שבהם לא רוצים מסיבה כלשהי </text:span><text:span text:style-name="T90">להשתמש בכסף. לדוגמה</text:span><text:span text:style-name="T93">, אפשר להשתמש בו כדי לבנות מערכת להחלפת </text:span><text:span text:style-name="T94">ספרים משומשים.</text:span><text:span text:style-name="T95"> כל אחד מציע </text:span><text:span text:style-name="T96">ספר ובוחר את הספר שהוא הכי רוצה מבין הספרים האחרים, והמערכת מבצעת החלפות במעגל.</text:span></text:p>
      <text:p text:style-name="P39"/>
      <text:p text:style-name="P20"><text:span text:style-name="T97">מעגלי-מסחר יכולים לשמש גם כדי ליישם את מצוות היובל בימינו. ראו מאמר</text:span><text:span text:style-name="T121">י</text:span><text:span text:style-name="T97"> "אלגוריתם היובל - תהליך הדרגתי לחלוקת קרקעות", בד"ד 28, http://www.tora.us.fm/tryg/yovl/bdd/yovel-bdd-28.pdf.</text:span></text:p>
      <text:p text:style-name="P22"/>
      <text:p text:style-name="P11"/>
      <text:p text:style-name="P10">מקורות</text:p>
      <text:list xml:id="list629467688" text:style-name="L4">
        <text:list-item>
          <text:p text:style-name="P43">Parkes and Seuken, <text:span text:style-name="T140">"</text:span>Economics and Computation<text:span text:style-name="T140">"</text:span> (2018), chapter 12</text:p>
        </text:list-item>
      </text:list>
      <text:p text:style-name="P16">סיכם: אראל סגל-הלוי.</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20-01-14T21:04:41.909824099</dc:date>
    <meta:editing-duration>P12DT23H49M32S</meta:editing-duration>
    <meta:editing-cycles>1544</meta:editing-cycles>
    <dc:creator>Erel Segal-Halevi</dc:creator>
    <meta:document-statistic meta:table-count="0" meta:image-count="0" meta:object-count="0" meta:page-count="3" meta:paragraph-count="49" meta:word-count="1104" meta:character-count="6014" meta:non-whitespace-character-count="4920"/>
  </office:meta>
</office:document-meta>
</file>